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0.748cm"/>
    </style:style>
    <style:style style:name="co42" style:family="table-column">
      <style:table-column-properties fo:break-before="auto" style:column-width="1.674cm"/>
    </style:style>
    <style:style style:name="co43" style:family="table-column">
      <style:table-column-properties fo:break-before="auto" style:column-width="2.521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6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796cm"/>
    </style:style>
    <style:style style:name="co50" style:family="table-column">
      <style:table-column-properties fo:break-before="auto" style:column-width="3.367cm"/>
    </style:style>
    <style:style style:name="co51" style:family="table-column">
      <style:table-column-properties fo:break-before="auto" style:column-width="3.759cm"/>
    </style:style>
    <style:style style:name="co52" style:family="table-column">
      <style:table-column-properties fo:break-before="auto" style:column-width="0.806cm"/>
    </style:style>
    <style:style style:name="co53" style:family="table-column">
      <style:table-column-properties fo:break-before="auto" style:column-width="0.982cm"/>
    </style:style>
    <style:style style:name="co54" style:family="table-column">
      <style:table-column-properties fo:break-before="auto" style:column-width="1.356cm"/>
    </style:style>
    <style:style style:name="co55" style:family="table-column">
      <style:table-column-properties fo:break-before="auto" style:column-width="1.554cm"/>
    </style:style>
    <style:style style:name="co56" style:family="table-column">
      <style:table-column-properties fo:break-before="auto" style:column-width="1.829cm"/>
    </style:style>
    <style:style style:name="co57" style:family="table-column">
      <style:table-column-properties fo:break-before="auto" style:column-width="1.573cm"/>
    </style:style>
    <style:style style:name="co58" style:family="table-column">
      <style:table-column-properties fo:break-before="auto" style:column-width="1.281cm"/>
    </style:style>
    <style:style style:name="co59" style:family="table-column">
      <style:table-column-properties fo:break-before="auto" style:column-width="1.219cm"/>
    </style:style>
    <style:style style:name="co60" style:family="table-column">
      <style:table-column-properties fo:break-before="auto" style:column-width="3.935cm"/>
    </style:style>
    <style:style style:name="co61" style:family="table-column">
      <style:table-column-properties fo:break-before="auto" style:column-width="3.66cm"/>
    </style:style>
    <style:style style:name="co62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99cc99"/>
    </style:style>
    <style:style style:name="ce21" style:family="table-cell" style:parent-style-name="Default" style:data-style-name="N11">
      <style:table-cell-properties fo:background-color="#99cc99"/>
    </style:style>
    <style:style style:name="ce22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3" style:family="table-cell" style:parent-style-name="Default" style:data-style-name="N108"/>
    <style:style style:name="ce2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number-columns-repeated="2"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Research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46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0" table:default-cell-style-name="Default"/>
        <table:table-row table:style-name="ro2">
          <table:table-cell office:value-type="string">
            <text:p>Bonuses for Corpse/Interrogati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2">
          <table:table-cell/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Reinforced underlay</text:p>
          </table:table-cell>
          <table:table-cell office:value-type="string">
            <text:p>Acid Grenade</text:p>
          </table:table-cell>
          <table:table-cell office:value-type="string">
            <text:p>Proximity Min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Advanced Explosives</text:p>
          </table:table-cell>
          <table:table-cell office:value-type="string">
            <text:p>Combat Stims</text:p>
          </table:table-cell>
          <table:table-cell office:value-type="string">
            <text:p>Mind Shield</text:p>
          </table:table-cell>
          <table:table-cell office:value-type="string">
            <text:p>Hellweave</text:p>
          </table:table-cell>
          <table:table-cell office:value-type="string">
            <text:p>Mimic Beacon</text:p>
          </table:table-cell>
          <table:table-cell office:value-type="string">
            <text:p>Pistol Upgrade?</text:p>
          </table:table-cell>
          <table:table-cell office:value-type="string">
            <text:p>Bluescreen Rounds</text:p>
          </table:table-cell>
        </table:table-row>
        <table:table-row table:style-name="ro2">
          <table:table-cell table:number-columns-repeated="14"/>
          <table:table-cell office:value-type="string">
            <text:p>Frost Grenad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ce6"/>
        <table:table-column table:style-name="co54" table:number-columns-repeated="2" table:default-cell-style-name="ce6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ce6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9" table:number-columns-repeated="5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 table:style-name="Default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100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table:style-name="Default" office:value-type="string">
            <text:p>Alloy % of UFO</text:p>
          </table:table-cell>
          <table:table-cell table:style-name="Default"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table:style-name="Default"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100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75">
            <text:p>275</text:p>
          </table:table-cell>
          <table:table-cell table:number-columns-repeated="8"/>
          <table:table-cell table:style-name="ce24"/>
          <table:table-cell table:style-name="ce24" table:number-columns-spanned="3" table:number-rows-spanned="1"/>
          <table:covered-table-cell table:number-columns-repeated="2"/>
          <table:table-cell table:number-columns-repeated="1000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000">
            <text:p>1000</text:p>
          </table:table-cell>
          <table:table-cell table:number-columns-repeated="8"/>
          <table:table-cell table:style-name="ce24" table:number-columns-repeated="2"/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2"/>
          <table:table-cell table:style-name="Default" table:number-columns-repeated="3"/>
          <table:table-cell office:value-type="float" office:value="1655">
            <text:p>1655</text:p>
          </table:table-cell>
          <table:table-cell table:number-columns-repeated="2"/>
          <table:table-cell table:style-name="Default"/>
          <table:table-cell table:number-columns-repeated="5"/>
          <table:table-cell table:style-name="ce24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ce24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formula="of:=[.B8]/[.$B$5]" office:value-type="percentage" office:value="0.0833333333333333">
            <text:p>8,33%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3" table:formula="of:=[.K8]/[.E8]" office:value-type="float" office:value="0.24">
            <text:p>0,2</text:p>
          </table:table-cell>
          <table:table-cell table:number-columns-repeated="2"/>
          <table:table-cell table:style-name="ce24" table:number-columns-repeated="3"/>
          <table:table-cell/>
          <table:table-cell table:style-name="ce24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formula="of:=[.B9]/[.$B$5]" office:value-type="percentage" office:value="0.1">
            <text:p>10,00%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3" table:formula="of:=[.K9]/[.E9]" office:value-type="float" office:value="0.4">
            <text:p>0,4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2"/>
          <table:table-cell table:formula="of:=[.H10]/[.$H$5]" office:value-type="percentage" office:value="0.01">
            <text:p>1,00%</text:p>
          </table:table-cell>
          <table:table-cell table:number-columns-repeated="5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formula="of:=[.B11]/[.$B$5]" office:value-type="percentage" office:value="0.00283333333333333">
            <text:p>0,28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formula="of:=[.B12]/[.$B$5]" office:value-type="percentage" office:value="0.0015">
            <text:p>0,1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0" office:value-type="string">
            <text:p>Soldier Hiring</text:p>
          </table:table-cell>
          <table:table-cell table:style-name="ce20" office:value-type="float" office:value="40000">
            <text:p>40000</text:p>
          </table:table-cell>
          <table:table-cell table:style-name="ce20" table:number-columns-repeated="2"/>
          <table:table-cell table:formula="of:=[.B14]/[.$B$5]" office:value-type="percentage" office:value="0.00666666666666667">
            <text:p>0,67%</text:p>
          </table:table-cell>
          <table:table-cell table:style-name="ce21" table:number-columns-repeated="2"/>
          <table:table-cell table:style-name="ce20" office:value-type="float" office:value="10">
            <text:p>10</text:p>
          </table:table-cell>
          <table:table-cell table:style-name="ce20" table:number-columns-repeated="2"/>
          <table:table-cell table:formula="of:=[.H14]/[.$H$5]" office:value-type="percentage" office:value="0.01">
            <text:p>1,00%</text:p>
          </table:table-cell>
          <table:table-cell table:style-name="ce20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3" table:formula="of:=[.K14]/[.E14]" office:value-type="float" office:value="1.5">
            <text:p>1,5</text:p>
          </table:table-cell>
          <table:table-cell table:style-name="ce20"/>
          <table:table-cell table:style-name="ce26"/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20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formula="of:=[.B15]/[.$B$5]" office:value-type="percentage" office:value="0.01">
            <text:p>1,00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formula="of:=[.B16]/[.$B$5]" office:value-type="percentage" office:value="0.00833333333333333">
            <text:p>0,83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8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7"/>
          <table:table-cell table:style-name="ce11"/>
          <table:table-cell table:number-columns-repeated="8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formula="of:=[.B18]/[.$B$5]" office:value-type="percentage" office:value="0.005">
            <text:p>0,50%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3" table:formula="of:=[.K18]/[.E18]" office:value-type="float" office:value="4.8">
            <text:p>4,8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formula="of:=[.B19]/[.$B$5]" office:value-type="percentage" office:value="0.00583333333333333">
            <text:p>0,58%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3" table:formula="of:=[.K19]/[.E19]" office:value-type="float" office:value="4.45714285714286">
            <text:p>4,5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formula="of:=[.B20]/[.$B$5]" office:value-type="percentage" office:value="0.00266666666666667">
            <text:p>0,27%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3" table:formula="of:=[.K20]/[.E20]" office:value-type="float" office:value="11.25">
            <text:p>11,3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formula="of:=[.B21]/[.$B$5]" office:value-type="percentage" office:value="0.0025">
            <text:p>0,25%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3" table:formula="of:=[.K21]/[.E21]" office:value-type="float" office:value="7.2">
            <text:p>7,2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[.B22]/[.$B$5]" office:value-type="percentage" office:value="0.000666666666666667">
            <text:p>0,07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3" table:formula="of:=[.K22]/[.E22]" office:value-type="float" office:value="15">
            <text:p>15,0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2">
          <table:table-cell table:number-columns-repeated="16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0" office:value-type="string">
            <text:p>T2 Armor</text:p>
          </table:table-cell>
          <table:table-cell table:style-name="ce20" office:value-type="float" office:value="22000">
            <text:p>22000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formula="of:=[.B24]/[.$B$5]" office:value-type="percentage" office:value="0.00366666666666667">
            <text:p>0,37%</text:p>
          </table:table-cell>
          <table:table-cell table:style-name="ce21" table:formula="of:=[.C24]/[.$C$57]" office:value-type="percentage" office:value="0.0409836065573771">
            <text:p>4,10%</text:p>
          </table:table-cell>
          <table:table-cell table:style-name="ce21" table:formula="of:=[.D24]/[.$D$57]" office:value-type="percentage" office:value="0">
            <text:p>0,00%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formula="of:=[.H24]/[.$H$5]" office:value-type="percentage" office:value="0.025">
            <text:p>2,50%</text:p>
          </table:table-cell>
          <table:table-cell table:style-name="ce21" table:formula="of:=[.I24]/[.$I$57]" office:value-type="percentage" office:value="0.0905797101449275">
            <text:p>9,06%</text:p>
          </table:table-cell>
          <table:table-cell table:style-name="ce21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3" table:formula="of:=[.K24]/[.E24]" office:value-type="float" office:value="6.81818181818182">
            <text:p>6,8</text:p>
          </table:table-cell>
          <table:table-cell table:style-name="ce23" table:formula="of:=[.L24]/[.F24]" office:value-type="float" office:value="2.21014492753623">
            <text:p>2,2</text:p>
          </table:table-cell>
          <table:table-cell table:style-name="ce23"/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20" table:number-columns-repeated="996"/>
        </table:table-row>
        <table:table-row table:style-name="ro1">
          <table:table-cell table:style-name="ce20" office:value-type="string">
            <text:p>T3 Armor</text:p>
          </table:table-cell>
          <table:table-cell table:style-name="ce20" office:value-type="float" office:value="42000">
            <text:p>42000</text:p>
          </table:table-cell>
          <table:table-cell table:number-columns-repeated="2" table:style-name="ce20" office:value-type="float" office:value="5">
            <text:p>5</text:p>
          </table:table-cell>
          <table:table-cell table:formula="of:=[.B25]/[.$B$5]" office:value-type="percentage" office:value="0.007">
            <text:p>0,70%</text:p>
          </table:table-cell>
          <table:table-cell table:style-name="ce21" table:formula="of:=[.C25]/[.$C$57]" office:value-type="percentage" office:value="0.0512295081967213">
            <text:p>5,12%</text:p>
          </table:table-cell>
          <table:table-cell table:style-name="ce21" table:formula="of:=[.D25]/[.$D$57]" office:value-type="percentage" office:value="0.0454545454545455">
            <text:p>4,55%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0">
            <text:p>10</text:p>
          </table:table-cell>
          <table:table-cell table:formula="of:=[.H25]/[.$H$5]" office:value-type="percentage" office:value="0.15">
            <text:p>15,00%</text:p>
          </table:table-cell>
          <table:table-cell table:style-name="ce21" table:formula="of:=[.I25]/[.$I$57]" office:value-type="percentage" office:value="0.150966183574879">
            <text:p>15,10%</text:p>
          </table:table-cell>
          <table:table-cell table:style-name="ce21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3" table:formula="of:=[.K25]/[.E25]" office:value-type="float" office:value="21.4285714285714">
            <text:p>21,4</text:p>
          </table:table-cell>
          <table:table-cell table:style-name="ce23" table:formula="of:=[.L25]/[.F25]" office:value-type="float" office:value="2.94685990338164">
            <text:p>2,9</text:p>
          </table:table-cell>
          <table:table-cell table:style-name="ce23" table:formula="of:=[.M25]/[.G25]" office:value-type="float" office:value="3.19767441860465">
            <text:p>3,2</text:p>
          </table:table-cell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20" table:number-columns-repeated="996"/>
        </table:table-row>
        <table:table-row table:style-name="ro1">
          <table:table-cell table:style-name="ce20" office:value-type="string">
            <text:p>Flying Armor</text:p>
          </table:table-cell>
          <table:table-cell table:style-name="ce20" office:value-type="float" office:value="58000">
            <text:p>58000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6">
            <text:p>16</text:p>
          </table:table-cell>
          <table:table-cell table:formula="of:=[.B26]/[.$B$5]" office:value-type="percentage" office:value="0.00966666666666667">
            <text:p>0,97%</text:p>
          </table:table-cell>
          <table:table-cell table:style-name="ce21" table:formula="of:=[.C26]/[.$C$57]" office:value-type="percentage" office:value="0.0512295081967213">
            <text:p>5,12%</text:p>
          </table:table-cell>
          <table:table-cell table:style-name="ce21" table:formula="of:=[.D26]/[.$D$57]" office:value-type="percentage" office:value="0.145454545454545">
            <text:p>14,55%</text:p>
          </table:table-cell>
          <table:table-cell table:style-name="ce20" office:value-type="float" office:value="200">
            <text:p>200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0">
            <text:p>30</text:p>
          </table:table-cell>
          <table:table-cell table:formula="of:=[.H26]/[.$H$5]" office:value-type="percentage" office:value="0.2">
            <text:p>20,00%</text:p>
          </table:table-cell>
          <table:table-cell table:style-name="ce21" table:formula="of:=[.I26]/[.$I$57]" office:value-type="percentage" office:value="0.265700483091787">
            <text:p>26,57%</text:p>
          </table:table-cell>
          <table:table-cell table:style-name="ce21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3" table:formula="of:=[.K26]/[.E26]" office:value-type="float" office:value="20.6896551724138">
            <text:p>20,7</text:p>
          </table:table-cell>
          <table:table-cell table:style-name="ce23" table:formula="of:=[.L26]/[.F26]" office:value-type="float" office:value="5.18647342995169">
            <text:p>5,2</text:p>
          </table:table-cell>
          <table:table-cell table:style-name="ce23" table:formula="of:=[.M26]/[.G26]" office:value-type="float" office:value="2.99781976744186">
            <text:p>3,0</text:p>
          </table:table-cell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20" table:number-columns-repeated="996"/>
        </table:table-row>
        <table:table-row table:style-name="ro1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formula="of:=[.B28]/[.$B$5]" office:value-type="percentage" office:value="0.00133333333333333">
            <text:p>0,13%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3" table:formula="of:=[.K28]/[.E28]" office:value-type="float" office:value="7.5">
            <text:p>7,5</text:p>
          </table:table-cell>
          <table:table-cell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table:style-name="ce20" office:value-type="string">
            <text:p>Laser Rifle Cost</text:p>
          </table:table-cell>
          <table:table-cell table:style-name="ce20" office:value-type="float" office:value="20000">
            <text:p>20000</text:p>
          </table:table-cell>
          <table:table-cell table:style-name="ce20" table:number-columns-repeated="2"/>
          <table:table-cell table:formula="of:=[.B29]/[.$B$5]" office:value-type="percentage" office:value="0.00333333333333333">
            <text:p>0,33%</text:p>
          </table:table-cell>
          <table:table-cell table:style-name="ce21" table:number-columns-repeated="2"/>
          <table:table-cell table:style-name="ce22" office:value-type="float" office:value="25">
            <text:p>25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formula="of:=[.H29]/[.$H$5]" office:value-type="percentage" office:value="0.025">
            <text:p>2,50%</text:p>
          </table:table-cell>
          <table:table-cell table:style-name="ce21" table:formula="of:=[.I29]/[.$I$57]" office:value-type="percentage" office:value="0.0905797101449275">
            <text:p>9,06%</text:p>
          </table:table-cell>
          <table:table-cell table:style-name="ce21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3" table:formula="of:=[.K29]/[.E29]" office:value-type="float" office:value="7.5">
            <text:p>7,5</text:p>
          </table:table-cell>
          <table:table-cell table:style-name="ce23"/>
          <table:table-cell table:style-name="ce26"/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20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5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formula="of:=[.B31]/[.$B$5]" office:value-type="percentage" office:value="0.00533333333333333">
            <text:p>0,53%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3" table:formula="of:=[.K31]/[.E31]" office:value-type="float" office:value="5.625">
            <text:p>5,6</text:p>
          </table:table-cell>
          <table:table-cell/>
          <table:table-cell table:style-name="ce23"/>
          <table:table-cell table:style-name="ce27" table:number-columns-repeated="3"/>
          <table:table-cell/>
          <table:table-cell table:style-name="ce27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2]/[.$B$5]" office:value-type="percentage" office:value="0.0146666666666667">
            <text:p>1,47%</text:p>
          </table:table-cell>
          <table:table-cell table:formula="of:=[.C32]/[.$C$57]" office:value-type="percentage" office:value="0.0102459016393443">
            <text:p>1,02%</text:p>
          </table:table-cell>
          <table:table-cell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3" table:formula="of:=[.K32]/[.E32]" office:value-type="float" office:value="13.6363636363636">
            <text:p>13,6</text:p>
          </table:table-cell>
          <table:table-cell table:style-name="ce23" table:formula="of:=[.L32]/[.F32]" office:value-type="float" office:value="14.7342995169082">
            <text:p>14,7</text:p>
          </table:table-cell>
          <table:table-cell table:style-name="ce23"/>
          <table:table-cell table:number-columns-repeated="1003"/>
        </table:table-row>
        <table:table-row table:style-name="ro1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1007"/>
        </table:table-row>
        <table:table-row table:style-name="ro1">
          <table:table-cell table:style-name="ce20" office:value-type="string">
            <text:p>Heavy Plasma Cost</text:p>
          </table:table-cell>
          <table:table-cell table:style-name="ce20" office:value-type="float" office:value="134000">
            <text:p>13400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formula="of:=[.B34]/[.$B$5]" office:value-type="percentage" office:value="0.0223333333333333">
            <text:p>2,23%</text:p>
          </table:table-cell>
          <table:table-cell table:style-name="ce21" table:formula="of:=[.C34]/[.$C$57]" office:value-type="percentage" office:value="0.0102459016393443">
            <text:p>1,02%</text:p>
          </table:table-cell>
          <table:table-cell table:style-name="ce21" table:formula="of:=[.D34]/[.$D$57]" office:value-type="percentage" office:value="0.0545454545454545">
            <text:p>5,45%</text:p>
          </table:table-cell>
          <table:table-cell table:style-name="ce20" office:value-type="float" office:value="250">
            <text:p>250</text:p>
          </table:table-cell>
          <table:table-cell table:number-columns-repeated="2" table:style-name="ce20" office:value-type="float" office:value="30">
            <text:p>30</text:p>
          </table:table-cell>
          <table:table-cell table:formula="of:=[.H34]/[.$H$5]" office:value-type="percentage" office:value="0.25">
            <text:p>25,00%</text:p>
          </table:table-cell>
          <table:table-cell table:style-name="ce21" table:formula="of:=[.I34]/[.$I$57]" office:value-type="percentage" office:value="0.181159420289855">
            <text:p>18,12%</text:p>
          </table:table-cell>
          <table:table-cell table:style-name="ce21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3" table:formula="of:=[.K34]/[.E34]" office:value-type="float" office:value="11.1940298507463">
            <text:p>11,2</text:p>
          </table:table-cell>
          <table:table-cell table:style-name="ce23" table:formula="of:=[.L34]/[.F34]" office:value-type="float" office:value="17.6811594202899">
            <text:p>17,7</text:p>
          </table:table-cell>
          <table:table-cell table:style-name="ce23" table:formula="of:=[.M34]/[.G34]" office:value-type="float" office:value="7.99418604651163">
            <text:p>8,0</text:p>
          </table:table-cell>
          <table:table-cell table:style-name="ce20" table:number-columns-repeated="1003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formula="of:=[.B35]/[.$B$5]" office:value-type="percentage" office:value="0.00466666666666667">
            <text:p>0,47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3" table:formula="of:=[.K35]/[.E35]" office:value-type="float" office:value="5.35714285714286">
            <text:p>5,4</text:p>
          </table:table-cell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formula="of:=[.B37]/[.$B$5]" office:value-type="percentage" office:value="0.0005">
            <text:p>0,05%</text:p>
          </table:table-cell>
          <table:table-cell table:number-columns-repeated="2"/>
          <table:table-cell table:style-name="ce1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20" office:value-type="string">
            <text:p>Alien Alloys Sell</text:p>
          </table:table-cell>
          <table:table-cell table:style-name="ce20" office:value-type="float" office:value="6500">
            <text:p>6500</text:p>
          </table:table-cell>
          <table:table-cell table:style-name="ce20" table:number-columns-repeated="2"/>
          <table:table-cell table:formula="of:=[.B38]/[.$B$5]" office:value-type="percentage" office:value="0.00108333333333333">
            <text:p>0,11%</text:p>
          </table:table-cell>
          <table:table-cell table:style-name="ce21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formula="of:=[.H38]/[.$H$5]" office:value-type="percentage" office:value="0.002">
            <text:p>0,20%</text:p>
          </table:table-cell>
          <table:table-cell table:style-name="ce20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3" table:formula="of:=[.K38]/[.E38]" office:value-type="float" office:value="1.84615384615385">
            <text:p>1,8</text:p>
          </table:table-cell>
          <table:table-cell table:style-name="ce20" table:number-columns-repeated="1005"/>
        </table:table-row>
        <table:table-row table:style-name="ro1">
          <table:table-cell table:style-name="ce20" office:value-type="string">
            <text:p>Elerium Sell</text:p>
          </table:table-cell>
          <table:table-cell table:style-name="ce20" office:value-type="float" office:value="5000">
            <text:p>5000</text:p>
          </table:table-cell>
          <table:table-cell table:style-name="ce20" table:number-columns-repeated="2"/>
          <table:table-cell table:formula="of:=[.B39]/[.$B$5]" office:value-type="percentage" office:value="0.000833333333333333">
            <text:p>0,08%</text:p>
          </table:table-cell>
          <table:table-cell table:style-name="ce21" table:number-columns-repeated="2"/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formula="of:=[.H39]/[.$H$5]" office:value-type="percentage" office:value="0.003">
            <text:p>0,30%</text:p>
          </table:table-cell>
          <table:table-cell table:style-name="ce20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3" table:formula="of:=[.K39]/[.E39]" office:value-type="float" office:value="3.6">
            <text:p>3,6</text:p>
          </table:table-cell>
          <table:table-cell table:style-name="ce20" table:number-columns-repeated="1005"/>
        </table:table-row>
        <table:table-row table:style-name="ro2">
          <table:table-cell table:style-name="ce20" office:value-type="string">
            <text:p>UFO Power Source Sell</text:p>
          </table:table-cell>
          <table:table-cell table:style-name="ce20" office:value-type="float" office:value="250000">
            <text:p>250000</text:p>
          </table:table-cell>
          <table:table-cell table:style-name="ce20" table:number-columns-repeated="2"/>
          <table:table-cell table:formula="of:=[.B40]/[.$B$5]" office:value-type="percentage" office:value="0.0416666666666667">
            <text:p>4,17%</text:p>
          </table:table-cell>
          <table:table-cell table:style-name="ce21" table:number-columns-repeated="2"/>
          <table:table-cell table:style-name="ce20" office:value-type="float" office:value="75">
            <text:p>75</text:p>
          </table:table-cell>
          <table:table-cell table:style-name="ce20" table:number-columns-repeated="2"/>
          <table:table-cell table:formula="of:=[.H40]/[.$H$5]" office:value-type="percentage" office:value="0.075">
            <text:p>7,50%</text:p>
          </table:table-cell>
          <table:table-cell table:style-name="ce20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3" table:formula="of:=[.K40]/[.E40]" office:value-type="float" office:value="1.8">
            <text:p>1,8</text:p>
          </table:table-cell>
          <table:table-cell table:style-name="ce20" table:number-columns-repeated="1005"/>
        </table:table-row>
        <table:table-row table:style-name="ro1">
          <table:table-cell table:style-name="ce20" office:value-type="string">
            <text:p>UFO Navgation Sell</text:p>
          </table:table-cell>
          <table:table-cell table:style-name="ce20" office:value-type="float" office:value="80000">
            <text:p>80000</text:p>
          </table:table-cell>
          <table:table-cell table:style-name="ce20" table:number-columns-repeated="2"/>
          <table:table-cell table:formula="of:=[.B41]/[.$B$5]" office:value-type="percentage" office:value="0.0133333333333333">
            <text:p>1,33%</text:p>
          </table:table-cell>
          <table:table-cell table:style-name="ce21" table:number-columns-repeated="2"/>
          <table:table-cell table:style-name="ce20" office:value-type="float" office:value="40">
            <text:p>40</text:p>
          </table:table-cell>
          <table:table-cell table:style-name="ce20" table:number-columns-repeated="2"/>
          <table:table-cell table:formula="of:=[.H41]/[.$H$5]" office:value-type="percentage" office:value="0.04">
            <text:p>4,00%</text:p>
          </table:table-cell>
          <table:table-cell table:style-name="ce20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3" table:formula="of:=[.K41]/[.E41]" office:value-type="float" office:value="3">
            <text:p>3,0</text:p>
          </table:table-cell>
          <table:table-cell table:style-name="ce20" table:number-columns-repeated="1005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[.B42]/[.$B$5]" office:value-type="percentage" office:value="0.000833333333333333">
            <text:p>0,08%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3" table:formula="of:=[.K42]/[.E42]" office:value-type="float" office:value="12">
            <text:p>12,0</text:p>
          </table:table-cell>
          <table:table-cell table:number-columns-repeated="1005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3]/[.$B$5]" office:value-type="percentage" office:value="0.00333333333333333">
            <text:p>0,33%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3" table:formula="of:=[.K43]/[.E43]" office:value-type="float" office:value="5.1">
            <text:p>5,1</text:p>
          </table:table-cell>
          <table:table-cell table:number-columns-repeated="1005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formula="of:=[.B44]/[.$B$5]" office:value-type="percentage" office:value="0.00633333333333333">
            <text:p>0,63%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3" table:formula="of:=[.K44]/[.E44]" office:value-type="float" office:value="3.94736842105263">
            <text:p>3,9</text:p>
          </table:table-cell>
          <table:table-cell table:number-columns-repeated="1005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formula="of:=[.B45]/[.$B$5]" office:value-type="percentage" office:value="0.00333333333333333">
            <text:p>0,33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3" table:formula="of:=[.K45]/[.E45]" office:value-type="float" office:value="0.6">
            <text:p>0,6</text:p>
          </table:table-cell>
          <table:table-cell table:number-columns-repeated="1005"/>
        </table:table-row>
        <table:table-row table:style-name="ro1">
          <table:table-cell table:style-name="ce20" office:value-type="string">
            <text:p>Avg. Corpse Sell</text:p>
          </table:table-cell>
          <table:table-cell table:style-name="ce20" office:value-type="float" office:value="50000">
            <text:p>50000</text:p>
          </table:table-cell>
          <table:table-cell table:style-name="ce20" table:number-columns-repeated="2"/>
          <table:table-cell table:formula="of:=[.B46]/[.$B$5]" office:value-type="percentage" office:value="0.00833333333333333">
            <text:p>0,83%</text:p>
          </table:table-cell>
          <table:table-cell table:style-name="ce21" table:number-columns-repeated="2"/>
          <table:table-cell table:style-name="ce20" office:value-type="float" office:value="6">
            <text:p>6</text:p>
          </table:table-cell>
          <table:table-cell table:style-name="ce20" table:number-columns-repeated="2"/>
          <table:table-cell table:formula="of:=[.H46]/[.$H$5]" office:value-type="percentage" office:value="0.006">
            <text:p>0,60%</text:p>
          </table:table-cell>
          <table:table-cell table:style-name="ce20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3" table:formula="of:=[.K46]/[.E46]" office:value-type="float" office:value="0.72">
            <text:p>0,7</text:p>
          </table:table-cell>
          <table:table-cell table:style-name="ce20" table:number-columns-repeated="1005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formula="of:=[.B47]/[.$B$5]" office:value-type="percentage" office:value="0.0133333333333333">
            <text:p>1,33%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3" table:formula="of:=[.K47]/[.E47]" office:value-type="float" office:value="1.125">
            <text:p>1,1</text:p>
          </table:table-cell>
          <table:table-cell table:number-columns-repeated="1005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formula="of:=[.B48]/[.$B$5]" office:value-type="percentage" office:value="0.0506666666666667">
            <text:p>5,07%</text:p>
          </table:table-cell>
          <table:table-cell table:number-columns-repeated="2"/>
          <table:table-cell/>
          <table:table-cell table:number-columns-repeated="2"/>
          <table:table-cell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style-name="Default" table:number-columns-repeated="3"/>
          <table:table-cell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style-name="Default" table:number-columns-repeated="3"/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style-name="Default" table:number-columns-repeated="3"/>
          <table:table-cell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style-name="Default" table:number-columns-repeated="3"/>
          <table:table-cell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style-name="Default" table:number-columns-repeated="3"/>
          <table:table-cell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style-name="Default" table:number-columns-repeated="3"/>
          <table:table-cell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style-name="Default" table:number-columns-repeated="3"/>
          <table:table-cell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style-name="Default"/>
          <table:table-cell table:number-columns-repeated="1009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table:number-columns-repeated="1009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29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3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1.03.2020</text:date>, <text:time>00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01T00:13:43</dc:date>
    <dc:creator>Felix Ruzzoli</dc:creator>
    <meta:editing-duration>P2DT9H7M1S</meta:editing-duration>
    <meta:editing-cycles>23</meta:editing-cycles>
    <meta:generator>OpenOffice/4.1.1$Unix OpenOffice.org_project/411m6$Build-9775</meta:generator>
    <meta:document-statistic meta:table-count="10" meta:cell-count="1524" meta:object-count="0"/>
    <meta:user-defined meta:name=""/>
  </office:meta>
</office:document-meta>
</file>